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ystem" style:font-pitch="variable"/>
    <style:font-face style:name="Helvetica" svg:font-family="Helvetica, Tahoma, sans-serif, 'Segoe UI'"/>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end" style:justify-single-word="false" style:writing-mode="rl-tb"/>
    </style:style>
    <style:style style:name="P3" style:family="paragraph" style:parent-style-name="Standard">
      <style:paragraph-properties fo:text-align="end" style:justify-single-word="false" style:writing-mode="rl-tb"/>
      <style:text-properties fo:font-variant="normal" fo:text-transform="none" fo:color="#000000" loext:opacity="100%" fo:letter-spacing="normal"/>
    </style:style>
    <style:style style:name="P4" style:family="paragraph" style:parent-style-name="Standard">
      <style:paragraph-properties fo:text-align="start" style:justify-single-word="false" style:writing-mode="lr-tb"/>
      <style:text-properties fo:font-variant="normal" fo:text-transform="none" fo:color="#000000" loext:opacity="100%" fo:letter-spacing="normal" officeooo:rsid="001f1508" officeooo:paragraph-rsid="001f1508"/>
    </style:style>
    <style:style style:name="T1" style:family="text">
      <style:text-properties officeooo:rsid="001f1508"/>
    </style:style>
    <style:style style:name="T2" style:family="text">
      <style:text-properties style:font-name="Helvetica" fo:font-size="12.75pt" fo:font-style="normal" fo:font-weight="normal"/>
    </style:style>
    <style:style style:name="T3" style:family="text">
      <style:text-properties style:font-name-complex="Helvetica" style:font-size-complex="12.75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cture 1: The Nature of Classical Physics</text:p>
      <text:p text:style-name="Standard">Somewhere in Steinbeck country two tired men sit down at the side of the road. Lenny combs his beard with his fingers and says, “Tell me about the laws of physics, George.” George looks down for a moment, then peers at Lenny over the tops of his glasses. “Okay, Lenny, but just the minimum.”</text:p>
      <text:p text:style-name="P2">سخنرانی <text:span text:style-name="T1">1</text:span>: ماهیت فیزیک کلاسیک</text:p>
      <text:p text:style-name="P2">در جایی در کشور اشتاین بک، دو مرد خسته در کنار جاده می نشینند. لنی ریش خود را با انگشتانش شانه می کند و می گوید: "در مورد قوانین فیزیک به من بگو جورج." جورج برای لحظه ای به پایین نگاه می کند، سپس از بالای عینک لنی را نگاه می کند. "باشه، لنی، اما فقط حداقل."</text:p>
      <text:p text:style-name="P2"/>
      <text:p text:style-name="P4"><text:span text:style-name="T2">peer:</text:span></text:p>
      <text:p text:style-name="P3"><text:span text:style-name="T2">(</text:span><text:span text:style-name="T3">با کنجکاوی یا دقت</text:span><text:span text:style-name="T2">) </text:span><text:span text:style-name="T3">نگاه کردن، خیره شدن به، زل زل نگاه کردن، چشم دوختن به ،پدیدار شدن، سر در آوردن، در آمدن</text:span></text:p>
      <text:p text:style-name="P3"><text:span text:style-name="T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ystem" style:font-pitch="variable"/>
    <style:font-face style:name="Helvetica" svg:font-family="Helvetica, Tahoma, sans-serif, 'Segoe UI'"/>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font-family-complex="'DejaVu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4T01:30:24.566610052</meta:creation-date>
    <meta:generator>LibreOffice/7.3.7.2$Linux_X86_64 LibreOffice_project/30$Build-2</meta:generator>
    <dc:date>2024-02-04T11:49:21.946594631</dc:date>
    <meta:editing-duration>PT3H57M56S</meta:editing-duration>
    <meta:editing-cycles>2</meta:editing-cycles>
    <meta:document-statistic meta:table-count="0" meta:image-count="0" meta:object-count="0" meta:page-count="1" meta:paragraph-count="6" meta:word-count="147" meta:character-count="731" meta:non-whitespace-character-count="590"/>
  </office:meta>
</office:document-meta>
</file>